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d8b" officeooo:paragraph-rsid="00175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8MAARdpk0RkIh7Wa0M95K0rgPg48qP0q6x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16:41.020560098</meta:creation-date>
    <dc:date>2024-06-27T22:30:06.074880027</dc:date>
    <meta:editing-duration>PT4M1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